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dff59" officeooo:paragraph-rsid="001dff59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officeooo:rsid="001dff59" officeooo:paragraph-rsid="001dff59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4pt" fo:language="zxx" fo:country="none" officeooo:rsid="001dff59" officeooo:paragraph-rsid="001dff59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font-size="12pt" fo:language="zxx" fo:country="none" officeooo:rsid="001dff59" officeooo:paragraph-rsid="001dff59" style:font-size-asian="10.5pt" style:language-asian="zxx" style:country-asian="none" style:font-size-complex="12pt" style:language-complex="zxx" style:country-complex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fo:color="#0066ff" fo:font-size="11pt" style:font-size-asian="11pt" style:font-size-complex="11pt"/>
    </style:style>
    <style:style style:name="gr1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Extrémités_20_de_20_flèche_20_1" draw:fill="none" draw:fill-color="#ffffff" fo:min-height="0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end="Extrémités_20_de_20_flèche_20_1" draw:fill="none" draw:fill-color="#ffffff" fo:min-height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es diagram for the chess game</text:p>
      <text:p text:style-name="P1"/>
      <text:p text:style-name="P2"/>
      <text:p text:style-name="P3"><text:tab/>GAME</text:p>
      <text:p text:style-name="P4">- Board board ; Player white ; Player black</text:p>
      <text:p text:style-name="P4">+ setColor White ; setColorBlack ; getBoard ; setBoard ; getWhite ; getBlack ; initializeBoard</text:p>
      <text:p text:style-name="P4"><draw:line text:anchor-type="paragraph" draw:z-index="0" draw:name="Forme1" draw:style-name="gr1" draw:text-style-name="P5" svg:x1="1.898cm" svg:y1="0.256cm" svg:x2="1.898cm" svg:y2="1.685cm"><text:p/></draw:line><draw:frame text:anchor-type="paragraph" draw:z-index="1" draw:name="Forme2" draw:style-name="gr2" draw:text-style-name="P6" svg:width="1.562cm" svg:height="0.936cm" svg:x="2.189cm" svg:y="0.415cm"><draw:text-box><text:p><text:span text:style-name="T1">using</text:span></text:p><text:p/></draw:text-box></draw:frame><draw:line text:anchor-type="paragraph" draw:z-index="2" draw:name="Forme1" draw:style-name="gr1" draw:text-style-name="P5" svg:x1="10.365cm" svg:y1="0.319cm" svg:x2="10.365cm" svg:y2="1.748cm"><text:p/></draw:line></text:p>
      <text:p text:style-name="P4"><draw:frame text:anchor-type="paragraph" draw:z-index="3" draw:name="Forme2" draw:style-name="gr2" draw:text-style-name="P6" svg:width="1.562cm" svg:height="0.936cm" svg:x="10.709cm" svg:y="0.012cm"><draw:text-box><text:p><text:span text:style-name="T1">using</text:span></text:p><text:p/></draw:text-box></draw:frame><text:tab/><text:tab/><text:tab/><text:tab/><text:tab/></text:p>
      <text:p text:style-name="P4"/>
      <text:p text:style-name="P4"/>
      <text:p text:style-name="P4"><text:tab/>BOARD<text:tab/><text:tab/><text:tab/><text:tab/><text:tab/><text:tab/>PLAYER</text:p>
      <text:p text:style-name="P4">- spots [][]<text:tab/><text:tab/><text:tab/><text:tab/><text:tab/><text:tab/>- ArrayList pieces ; boolean isWhite</text:p>
      <text:p text:style-name="P4"><draw:line text:anchor-type="paragraph" draw:z-index="4" draw:name="Forme1" draw:style-name="gr1" draw:text-style-name="P5" svg:x1="1.739cm" svg:y1="0.917cm" svg:x2="1.739cm" svg:y2="2.346cm"><text:p/></draw:line><draw:frame text:anchor-type="paragraph" draw:z-index="5" draw:name="Forme2" draw:style-name="gr3" draw:text-style-name="P6" svg:width="1.906cm" svg:height="1.382cm" svg:x="2.189cm" svg:y="1.129cm"><draw:text-box><text:p><text:span text:style-name="T1">containing</text:span></text:p><text:p/></draw:text-box></draw:frame>+ spot getSpot(int x, int y)<text:tab/><text:tab/><text:tab/><text:tab/>+ initializePieces() ; getPieces()</text:p>
      <text:p text:style-name="P4"/>
      <text:p text:style-name="P4"/>
      <text:p text:style-name="P4"/>
      <text:p text:style-name="P4"/>
      <text:p text:style-name="P4"><text:tab/>SPOT</text:p>
      <text:p text:style-name="P4">- int x; int y; Piece piece</text:p>
      <text:p text:style-name="P4"><draw:frame text:anchor-type="paragraph" draw:z-index="6" draw:name="Forme2" draw:style-name="gr3" draw:text-style-name="P6" svg:width="2.012cm" svg:height="1.382cm" svg:x="2.242cm" svg:y="0.97cm"><draw:text-box><text:p><text:span text:style-name="T1">containing</text:span></text:p><text:p/></draw:text-box></draw:frame><draw:line text:anchor-type="paragraph" draw:z-index="7" draw:name="Forme1" draw:style-name="gr1" draw:text-style-name="P7" svg:x1="1.739cm" svg:y1="0.758cm" svg:x2="1.739cm" svg:y2="2.188cm"><text:p/></draw:line>+ occupySpot(Piece); isOccupied(); ReleaseSpot()</text:p>
      <text:p text:style-name="P4"/>
      <text:p text:style-name="P4"/>
      <text:p text:style-name="P4"/>
      <text:p text:style-name="P4"/>
      <text:p text:style-name="P4"><text:tab/>PIECE</text:p>
      <text:p text:style-name="P4">- boolean available; boolean isWhite; int x; int y; image</text:p>
      <text:p text:style-name="P4"><draw:line text:anchor-type="paragraph" draw:z-index="8" draw:name="Forme1" draw:style-name="gr1" draw:text-style-name="P7" svg:x1="1.739cm" svg:y1="0.758cm" svg:x2="1.739cm" svg:y2="2.188cm"><text:p/></draw:line><draw:frame text:anchor-type="paragraph" draw:z-index="9" draw:name="Forme2" draw:style-name="gr3" draw:text-style-name="P6" svg:width="2.012cm" svg:height="1.382cm" svg:x="2.242cm" svg:y="0.97cm"><draw:text-box><text:p><text:span text:style-name="T1">extends</text:span></text:p><text:p/></draw:text-box></draw:frame>+ isAvailable(); setAvailable(); getX; setX; getY; setY; isValid; path()</text:p>
      <text:p text:style-name="P4"/>
      <text:p text:style-name="P4"/>
      <text:p text:style-name="P4"/>
      <text:p text:style-name="P4"/>
      <text:p text:style-name="P4"/>
      <text:p text:style-name="P4"><text:tab/>KNIGHT</text:p>
      <text:p text:style-name="P4"><text:tab/>BISHOP</text:p>
      <text:p text:style-name="P4"><text:tab/>KING</text:p>
      <text:p text:style-name="P4"><text:tab/>QUEEN</text:p>
      <text:p text:style-name="P4"><text:tab/>ROOK</text:p>
      <text:p text:style-name="P4"><text:tab/>PAW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9:29:28.284000000</meta:creation-date>
    <dc:date>2017-02-27T09:52:47.625000000</dc:date>
    <meta:editing-duration>PT1M11S</meta:editing-duration>
    <meta:editing-cycles>2</meta:editing-cycles>
    <meta:generator>LibreOffice/5.1.5.2$Windows_X86_64 LibreOffice_project/7a864d8825610a8c07cfc3bc01dd4fce6a9447e5</meta:generator>
    <meta:document-statistic meta:table-count="0" meta:image-count="0" meta:object-count="0" meta:page-count="1" meta:paragraph-count="20" meta:word-count="90" meta:character-count="569" meta:non-whitespace-character-count="470"/>
  </office:meta>
</office:document-meta>
</file>